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Public_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Public_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3">
            <text:p>1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33">
            <text:p>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70">
            <text:p>2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Public_Pro" style:display-name="PageStyle_Disciplinary_Actions_Public_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